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Size1" svg:font-family="MathJax_Size1"/>
    <style:font-face style:name="FreeSans1" svg:font-family="FreeSans" style:font-family-generic="swiss"/>
    <style:font-face style:name="Noto Sans CJK SC Regular" svg:font-family="'Noto Sans CJK S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0be" officeooo:paragraph-rsid="001630be"/>
    </style:style>
    <style:style style:name="P2" style:family="paragraph" style:parent-style-name="Standard">
      <style:text-properties officeooo:rsid="0016780a" officeooo:paragraph-rsid="0016780a"/>
    </style:style>
    <style:style style:name="P3" style:family="paragraph" style:parent-style-name="Standard">
      <style:text-properties officeooo:rsid="00175bcb" officeooo:paragraph-rsid="00175bcb"/>
    </style:style>
    <style:style style:name="P4" style:family="paragraph" style:parent-style-name="Standard">
      <style:text-properties officeooo:rsid="001c308e" officeooo:paragraph-rsid="001c308e"/>
    </style:style>
    <style:style style:name="P5" style:family="paragraph" style:parent-style-name="Standard">
      <style:text-properties officeooo:rsid="0024df7d" officeooo:paragraph-rsid="0024df7d"/>
    </style:style>
    <style:style style:name="P6" style:family="paragraph" style:parent-style-name="Standard">
      <style:text-properties officeooo:rsid="0026a6ac" officeooo:paragraph-rsid="0026a6ac"/>
    </style:style>
    <style:style style:name="P7" style:family="paragraph" style:parent-style-name="Standard">
      <style:text-properties officeooo:rsid="002bda07" officeooo:paragraph-rsid="002bda07"/>
    </style:style>
    <style:style style:name="P8" style:family="paragraph" style:parent-style-name="Standard">
      <style:text-properties officeooo:rsid="002d3d1a" officeooo:paragraph-rsid="001630be"/>
    </style:style>
    <style:style style:name="P9" style:family="paragraph" style:parent-style-name="Standard">
      <style:text-properties officeooo:rsid="00301f90" officeooo:paragraph-rsid="003da9f0"/>
    </style:style>
    <style:style style:name="P10" style:family="paragraph" style:parent-style-name="Standard">
      <style:text-properties officeooo:rsid="00301f90" officeooo:paragraph-rsid="00408707"/>
    </style:style>
    <style:style style:name="P11" style:family="paragraph" style:parent-style-name="Standard">
      <style:text-properties officeooo:rsid="004566e7" officeooo:paragraph-rsid="004566e7"/>
    </style:style>
    <style:style style:name="P12" style:family="paragraph" style:parent-style-name="Standard">
      <style:text-properties officeooo:rsid="0050fc27" officeooo:paragraph-rsid="0050fc27"/>
    </style:style>
    <style:style style:name="P13" style:family="paragraph" style:parent-style-name="Standard">
      <style:text-properties fo:font-weight="normal" officeooo:rsid="00175bcb" officeooo:paragraph-rsid="00175bcb" style:font-weight-asian="normal" style:font-weight-complex="normal"/>
    </style:style>
    <style:style style:name="P14" style:family="paragraph" style:parent-style-name="Standard">
      <style:text-properties fo:font-weight="normal" officeooo:rsid="001b2318" officeooo:paragraph-rsid="001b2318" style:font-weight-asian="normal" style:font-weight-complex="normal"/>
    </style:style>
    <style:style style:name="P15" style:family="paragraph" style:parent-style-name="Standard">
      <style:text-properties fo:font-weight="normal" officeooo:rsid="001c308e" officeooo:paragraph-rsid="001c308e" style:font-weight-asian="normal" style:font-weight-complex="normal"/>
    </style:style>
    <style:style style:name="P16" style:family="paragraph" style:parent-style-name="Standard">
      <style:text-properties fo:font-weight="normal" officeooo:rsid="001fc0bf" officeooo:paragraph-rsid="001c308e" style:font-weight-asian="normal" style:font-weight-complex="normal"/>
    </style:style>
    <style:style style:name="P17" style:family="paragraph" style:parent-style-name="Standard">
      <style:text-properties fo:font-weight="normal" officeooo:rsid="0022ef70" officeooo:paragraph-rsid="001c308e" style:font-weight-asian="normal" style:font-weight-complex="normal"/>
    </style:style>
    <style:style style:name="P18" style:family="paragraph" style:parent-style-name="Standard">
      <style:text-properties fo:font-weight="normal" officeooo:rsid="0022ef70" officeooo:paragraph-rsid="0024df7d" style:font-weight-asian="normal" style:font-weight-complex="normal"/>
    </style:style>
    <style:style style:name="P19" style:family="paragraph" style:parent-style-name="Standard">
      <style:text-properties fo:font-weight="normal" officeooo:rsid="0024df7d" officeooo:paragraph-rsid="0024df7d" style:font-weight-asian="normal" style:font-weight-complex="normal"/>
    </style:style>
    <style:style style:name="P20" style:family="paragraph" style:parent-style-name="Standard">
      <style:text-properties fo:font-weight="normal" officeooo:rsid="002bda07" officeooo:paragraph-rsid="002bda07" style:font-weight-asian="normal" style:font-weight-complex="normal"/>
    </style:style>
    <style:style style:name="P21" style:family="paragraph" style:parent-style-name="Standard">
      <style:text-properties fo:font-weight="normal" officeooo:rsid="002d3d1a" officeooo:paragraph-rsid="002d3d1a" style:font-weight-asian="normal" style:font-weight-complex="normal"/>
    </style:style>
    <style:style style:name="P22" style:family="paragraph" style:parent-style-name="Standard">
      <style:text-properties fo:font-weight="normal" officeooo:rsid="00301f90" officeooo:paragraph-rsid="003da9f0" style:font-weight-asian="normal" style:font-weight-complex="normal"/>
    </style:style>
    <style:style style:name="P23" style:family="paragraph" style:parent-style-name="Standard">
      <style:text-properties fo:font-weight="normal" officeooo:rsid="00301f90" officeooo:paragraph-rsid="00408707" style:font-weight-asian="normal" style:font-weight-complex="normal"/>
    </style:style>
    <style:style style:name="P24" style:family="paragraph" style:parent-style-name="Standard">
      <style:text-properties fo:font-weight="normal" officeooo:rsid="003ec217" officeooo:paragraph-rsid="00408707" style:font-weight-asian="normal" style:font-weight-complex="normal"/>
    </style:style>
    <style:style style:name="P25" style:family="paragraph" style:parent-style-name="Standard">
      <style:text-properties fo:font-weight="normal" officeooo:rsid="004bd4d1" officeooo:paragraph-rsid="004566e7" style:font-weight-asian="normal" style:font-weight-complex="normal"/>
    </style:style>
    <style:style style:name="P26" style:family="paragraph" style:parent-style-name="Standard">
      <style:text-properties fo:font-weight="normal" officeooo:rsid="0050fc27" officeooo:paragraph-rsid="0050fc27" style:font-weight-asian="normal" style:font-weight-complex="normal"/>
    </style:style>
    <style:style style:name="P27" style:family="paragraph" style:parent-style-name="Standard">
      <style:text-properties fo:font-weight="normal" officeooo:rsid="004566e7" officeooo:paragraph-rsid="004566e7" style:font-weight-asian="normal" style:font-weight-complex="normal"/>
    </style:style>
    <style:style style:name="P28" style:family="paragraph" style:parent-style-name="Standard">
      <style:text-properties fo:font-weight="normal" officeooo:rsid="002772a1" officeooo:paragraph-rsid="0026a6ac" style:font-weight-asian="normal" style:font-weight-complex="normal"/>
    </style:style>
    <style:style style:name="P29" style:family="paragraph" style:parent-style-name="Standard">
      <style:text-properties fo:font-weight="normal" officeooo:rsid="0058a114" officeooo:paragraph-rsid="0058a114" style:font-weight-asian="normal" style:font-weight-complex="normal"/>
    </style:style>
    <style:style style:name="P30" style:family="paragraph" style:parent-style-name="Standard">
      <style:text-properties fo:font-weight="normal" officeooo:rsid="006b4a28" officeooo:paragraph-rsid="006b4a28" style:font-weight-asian="normal" style:font-weight-complex="normal"/>
    </style:style>
    <style:style style:name="P31" style:family="paragraph" style:parent-style-name="Standard">
      <style:text-properties fo:font-weight="normal" officeooo:rsid="007799ff" officeooo:paragraph-rsid="007799ff" style:font-weight-asian="normal" style:font-weight-complex="normal"/>
    </style:style>
    <style:style style:name="P32" style:family="paragraph" style:parent-style-name="Standard">
      <style:text-properties fo:font-weight="normal" officeooo:rsid="007b52a0" officeooo:paragraph-rsid="007b52a0" style:font-weight-asian="normal" style:font-weight-complex="normal"/>
    </style:style>
    <style:style style:name="P33" style:family="paragraph" style:parent-style-name="Standard">
      <style:text-properties fo:font-weight="normal" officeooo:rsid="007b52a0" officeooo:paragraph-rsid="007799ff" style:font-weight-asian="normal" style:font-weight-complex="normal"/>
    </style:style>
    <style:style style:name="P34" style:family="paragraph" style:parent-style-name="Standard">
      <style:text-properties fo:font-weight="normal" officeooo:rsid="0086bf79" officeooo:paragraph-rsid="007b52a0" style:font-weight-asian="normal" style:font-weight-complex="normal"/>
    </style:style>
    <style:style style:name="P35" style:family="paragraph" style:parent-style-name="Standard">
      <style:text-properties fo:font-weight="normal" officeooo:rsid="0088c14b" officeooo:paragraph-rsid="0088c14b" style:font-weight-asian="normal" style:font-weight-complex="normal"/>
    </style:style>
    <style:style style:name="P36" style:family="paragraph" style:parent-style-name="Standard">
      <style:text-properties fo:font-weight="normal" officeooo:rsid="0088c14b" officeooo:paragraph-rsid="008aaccb" style:font-weight-asian="normal" style:font-weight-complex="normal"/>
    </style:style>
    <style:style style:name="P37" style:family="paragraph" style:parent-style-name="Standard">
      <style:text-properties fo:font-weight="normal" officeooo:rsid="008bf232" officeooo:paragraph-rsid="008bf232" style:font-weight-asian="normal" style:font-weight-complex="normal"/>
    </style:style>
    <style:style style:name="P38" style:family="paragraph" style:parent-style-name="Standard">
      <style:text-properties fo:font-weight="normal" officeooo:rsid="00a6bd0a" officeooo:paragraph-rsid="00a6bd0a" style:font-weight-asian="normal" style:font-weight-complex="normal"/>
    </style:style>
    <style:style style:name="P39" style:family="paragraph" style:parent-style-name="Standard">
      <style:text-properties fo:font-weight="normal" officeooo:rsid="00a74d63" officeooo:paragraph-rsid="00a74d63" style:font-weight-asian="normal" style:font-weight-complex="normal"/>
    </style:style>
    <style:style style:name="P40" style:family="paragraph" style:parent-style-name="Standard">
      <style:text-properties fo:font-weight="normal" officeooo:rsid="008aaccb" officeooo:paragraph-rsid="008aaccb" style:font-weight-asian="normal" style:font-weight-complex="normal"/>
    </style:style>
    <style:style style:name="P41" style:family="paragraph" style:parent-style-name="Standard">
      <style:text-properties fo:font-weight="normal" officeooo:rsid="008b6f76" officeooo:paragraph-rsid="008aaccb" style:font-weight-asian="normal" style:font-weight-complex="normal"/>
    </style:style>
    <style:style style:name="P42" style:family="paragraph" style:parent-style-name="Standard">
      <style:text-properties fo:font-weight="normal" officeooo:rsid="008c9c00" officeooo:paragraph-rsid="008bf232" style:font-weight-asian="normal" style:font-weight-complex="normal"/>
    </style:style>
    <style:style style:name="P43" style:family="paragraph" style:parent-style-name="Standard">
      <style:text-properties fo:font-weight="normal" officeooo:rsid="00a8bdb8" officeooo:paragraph-rsid="00a8bdb8" style:font-weight-asian="normal" style:font-weight-complex="normal"/>
    </style:style>
    <style:style style:name="P44" style:family="paragraph" style:parent-style-name="Standard">
      <style:text-properties fo:font-weight="normal" officeooo:rsid="00a8bdb8" officeooo:paragraph-rsid="00ae27e3" style:font-weight-asian="normal" style:font-weight-complex="normal"/>
    </style:style>
    <style:style style:name="P45" style:family="paragraph" style:parent-style-name="Standard">
      <style:text-properties fo:font-weight="normal" officeooo:rsid="00a8bdb8" officeooo:paragraph-rsid="00eb70dd" style:font-weight-asian="normal" style:font-weight-complex="normal"/>
    </style:style>
    <style:style style:name="P46" style:family="paragraph" style:parent-style-name="Standard">
      <style:text-properties fo:font-weight="normal" officeooo:rsid="00afe605" officeooo:paragraph-rsid="00bc58b5" style:font-weight-asian="normal" style:font-weight-complex="normal"/>
    </style:style>
    <style:style style:name="P47" style:family="paragraph" style:parent-style-name="Standard">
      <style:text-properties fo:font-weight="normal" officeooo:rsid="00afe605" officeooo:paragraph-rsid="00a8bdb8" style:font-weight-asian="normal" style:font-weight-complex="normal"/>
    </style:style>
    <style:style style:name="P48" style:family="paragraph" style:parent-style-name="Standard">
      <style:text-properties fo:font-weight="normal" officeooo:rsid="00b403c5" officeooo:paragraph-rsid="00a8bdb8" style:font-weight-asian="normal" style:font-weight-complex="normal"/>
    </style:style>
    <style:style style:name="P49" style:family="paragraph" style:parent-style-name="Standard">
      <style:text-properties fo:font-weight="normal" officeooo:rsid="00b947d2" officeooo:paragraph-rsid="00a8bdb8" style:font-weight-asian="normal" style:font-weight-complex="normal"/>
    </style:style>
    <style:style style:name="P50" style:family="paragraph" style:parent-style-name="Standard">
      <style:text-properties fo:font-weight="normal" officeooo:rsid="00c20fb6" officeooo:paragraph-rsid="00c20fb6" style:font-weight-asian="normal" style:font-weight-complex="normal"/>
    </style:style>
    <style:style style:name="P51" style:family="paragraph" style:parent-style-name="Standard">
      <style:text-properties fo:font-weight="normal" officeooo:rsid="00e501ba" officeooo:paragraph-rsid="00e75d0c" style:font-weight-asian="normal" style:font-weight-complex="normal"/>
    </style:style>
    <style:style style:name="P52" style:family="paragraph" style:parent-style-name="Standard">
      <style:text-properties fo:font-weight="normal" officeooo:rsid="00e501ba" officeooo:paragraph-rsid="00e1438d" style:font-weight-asian="normal" style:font-weight-complex="normal"/>
    </style:style>
    <style:style style:name="P53" style:family="paragraph" style:parent-style-name="Standard">
      <style:text-properties fo:font-weight="normal" officeooo:rsid="00df386b" officeooo:paragraph-rsid="00e1438d" style:font-weight-asian="normal" style:font-weight-complex="normal"/>
    </style:style>
    <style:style style:name="P54" style:family="paragraph" style:parent-style-name="Standard">
      <style:text-properties fo:font-weight="normal" officeooo:rsid="00eb70dd" officeooo:paragraph-rsid="00eb70dd" style:font-weight-asian="normal" style:font-weight-complex="normal"/>
    </style:style>
    <style:style style:name="P55" style:family="paragraph" style:parent-style-name="Standard">
      <style:text-properties fo:font-weight="normal" officeooo:rsid="00ec05cc" officeooo:paragraph-rsid="00ec05cc" style:font-weight-asian="normal" style:font-weight-complex="normal"/>
    </style:style>
    <style:style style:name="P56" style:family="paragraph" style:parent-style-name="Standard">
      <style:text-properties fo:font-weight="normal" officeooo:rsid="00ec05cc" officeooo:paragraph-rsid="00efffd0" style:font-weight-asian="normal" style:font-weight-complex="normal"/>
    </style:style>
    <style:style style:name="P57" style:family="paragraph" style:parent-style-name="Standard">
      <style:text-properties fo:font-weight="normal" officeooo:rsid="00f67a02" officeooo:paragraph-rsid="00f67a02" style:font-weight-asian="normal" style:font-weight-complex="normal"/>
    </style:style>
    <style:style style:name="P58" style:family="paragraph" style:parent-style-name="Standard">
      <style:text-properties fo:font-weight="normal" officeooo:rsid="00f67a02" officeooo:paragraph-rsid="00ec05cc" style:font-weight-asian="normal" style:font-weight-complex="normal"/>
    </style:style>
    <style:style style:name="P59" style:family="paragraph" style:parent-style-name="Standard">
      <style:text-properties fo:font-weight="normal" officeooo:rsid="011a864e" officeooo:paragraph-rsid="011a864e" style:font-weight-asian="normal" style:font-weight-complex="normal"/>
    </style:style>
    <style:style style:name="P60" style:family="paragraph" style:parent-style-name="Standard">
      <style:text-properties fo:font-weight="normal" officeooo:rsid="011a864e" officeooo:paragraph-rsid="01205202" style:font-weight-asian="normal" style:font-weight-complex="normal"/>
    </style:style>
    <style:style style:name="P61" style:family="paragraph" style:parent-style-name="Standard">
      <style:text-properties fo:font-weight="normal" officeooo:rsid="011a864e" officeooo:paragraph-rsid="0126e4be" style:font-weight-asian="normal" style:font-weight-complex="normal"/>
    </style:style>
    <style:style style:name="P62" style:family="paragraph" style:parent-style-name="Standard">
      <style:text-properties fo:font-weight="normal" officeooo:rsid="00eca567" officeooo:paragraph-rsid="00efffd0" style:font-weight-asian="normal" style:font-weight-complex="normal"/>
    </style:style>
    <style:style style:name="P63" style:family="paragraph" style:parent-style-name="Standard">
      <style:text-properties fo:font-weight="normal" officeooo:rsid="00fb382b" officeooo:paragraph-rsid="00fb382b" style:font-weight-asian="normal" style:font-weight-complex="normal"/>
    </style:style>
    <style:style style:name="P64" style:family="paragraph" style:parent-style-name="Standard">
      <style:text-properties fo:font-weight="normal" officeooo:rsid="0100279c" officeooo:paragraph-rsid="00fb382b" style:font-weight-asian="normal" style:font-weight-complex="normal"/>
    </style:style>
    <style:style style:name="P65" style:family="paragraph" style:parent-style-name="Standard">
      <style:text-properties fo:font-weight="normal" officeooo:rsid="01205202" officeooo:paragraph-rsid="0126e4be" style:font-weight-asian="normal" style:font-weight-complex="normal"/>
    </style:style>
    <style:style style:name="P66" style:family="paragraph" style:parent-style-name="Standard">
      <style:text-properties fo:font-weight="normal" officeooo:rsid="012bb869" officeooo:paragraph-rsid="0126e4be" style:font-weight-asian="normal" style:font-weight-complex="normal"/>
    </style:style>
    <style:style style:name="P67" style:family="paragraph" style:parent-style-name="Standard">
      <style:text-properties fo:font-weight="normal" officeooo:rsid="01375ec7" officeooo:paragraph-rsid="01375ec7" style:font-weight-asian="normal" style:font-weight-complex="normal"/>
    </style:style>
    <style:style style:name="P68" style:family="paragraph" style:parent-style-name="Standard">
      <style:text-properties fo:font-weight="normal" officeooo:rsid="01368d1a" officeooo:paragraph-rsid="013f17b2" style:font-weight-asian="normal" style:font-weight-complex="normal"/>
    </style:style>
    <style:style style:name="P69" style:family="paragraph" style:parent-style-name="Standard">
      <style:text-properties fo:font-weight="normal" officeooo:rsid="013f183d" officeooo:paragraph-rsid="013f183d" style:font-weight-asian="normal" style:font-weight-complex="normal"/>
    </style:style>
    <style:style style:name="P70" style:family="paragraph" style:parent-style-name="Standard">
      <style:text-properties fo:font-weight="normal" officeooo:rsid="013f17b2" officeooo:paragraph-rsid="013f17b2" style:font-weight-asian="normal" style:font-weight-complex="normal"/>
    </style:style>
    <style:style style:name="P71" style:family="paragraph" style:parent-style-name="Standard">
      <style:text-properties fo:font-weight="normal" officeooo:rsid="01484396" officeooo:paragraph-rsid="013f17b2" style:font-weight-asian="normal" style:font-weight-complex="normal"/>
    </style:style>
    <style:style style:name="P72" style:family="paragraph" style:parent-style-name="Standard">
      <style:text-properties fo:font-weight="normal" officeooo:rsid="0153e380" officeooo:paragraph-rsid="013f17b2" style:font-weight-asian="normal" style:font-weight-complex="normal"/>
    </style:style>
    <style:style style:name="P73" style:family="paragraph" style:parent-style-name="Standard">
      <style:text-properties fo:font-weight="bold" officeooo:rsid="00a8bdb8" officeooo:paragraph-rsid="00a8bdb8" style:font-weight-asian="bold" style:font-weight-complex="bold"/>
    </style:style>
    <style:style style:name="P74" style:family="paragraph" style:parent-style-name="Standard">
      <style:text-properties fo:font-weight="bold" officeooo:rsid="00a8bdb8" officeooo:paragraph-rsid="00bc58b5" style:font-weight-asian="bold" style:font-weight-complex="bold"/>
    </style:style>
    <style:style style:name="P75" style:family="paragraph" style:parent-style-name="Standard">
      <style:text-properties fo:font-weight="bold" officeooo:rsid="00a8bdb8" officeooo:paragraph-rsid="00c05cb4" style:font-weight-asian="bold" style:font-weight-complex="bold"/>
    </style:style>
    <style:style style:name="P76" style:family="paragraph" style:parent-style-name="Standard">
      <style:text-properties fo:font-weight="bold" officeooo:rsid="00a8bdb8" officeooo:paragraph-rsid="00c20fb6" style:font-weight-asian="bold" style:font-weight-complex="bold"/>
    </style:style>
    <style:style style:name="P77" style:family="paragraph" style:parent-style-name="Standard">
      <style:text-properties fo:font-weight="bold" officeooo:rsid="00a8bdb8" officeooo:paragraph-rsid="00cdbe80" style:font-weight-asian="bold" style:font-weight-complex="bold"/>
    </style:style>
    <style:style style:name="P78" style:family="paragraph" style:parent-style-name="Standard">
      <style:text-properties fo:font-weight="bold" officeooo:rsid="00a8bdb8" officeooo:paragraph-rsid="00d8afc4" style:font-weight-asian="bold" style:font-weight-complex="bold"/>
    </style:style>
    <style:style style:name="P79" style:family="paragraph" style:parent-style-name="Standard">
      <style:text-properties fo:font-weight="bold" officeooo:rsid="00a8bdb8" officeooo:paragraph-rsid="00e1438d" style:font-weight-asian="bold" style:font-weight-complex="bold"/>
    </style:style>
    <style:style style:name="P80" style:family="paragraph" style:parent-style-name="Standard">
      <style:text-properties fo:font-weight="bold" officeooo:rsid="00a8bdb8" officeooo:paragraph-rsid="00e75d0c" style:font-weight-asian="bold" style:font-weight-complex="bold"/>
    </style:style>
    <style:style style:name="P81" style:family="paragraph" style:parent-style-name="Standard">
      <style:text-properties fo:font-weight="bold" officeooo:rsid="00c20fb6" officeooo:paragraph-rsid="00c20fb6" style:font-weight-asian="bold" style:font-weight-complex="bold"/>
    </style:style>
    <style:style style:name="P82" style:family="paragraph" style:parent-style-name="Standard">
      <style:text-properties fo:font-weight="bold" officeooo:rsid="00cd7075" officeooo:paragraph-rsid="00cd7075" style:font-weight-asian="bold" style:font-weight-complex="bold"/>
    </style:style>
    <style:style style:name="P83" style:family="paragraph" style:parent-style-name="Standard">
      <style:text-properties fo:font-weight="bold" officeooo:rsid="00eb70dd" officeooo:paragraph-rsid="00eb70dd" style:font-weight-asian="bold" style:font-weight-complex="bold"/>
    </style:style>
    <style:style style:name="P84" style:family="paragraph" style:parent-style-name="Standard">
      <style:text-properties fo:font-weight="bold" officeooo:rsid="00fb382b" officeooo:paragraph-rsid="00fb382b" style:font-weight-asian="bold" style:font-weight-complex="bold"/>
    </style:style>
    <style:style style:name="P85" style:family="paragraph" style:parent-style-name="Standard">
      <style:text-properties fo:font-weight="bold" officeooo:rsid="013106d9" officeooo:paragraph-rsid="013106d9" style:font-weight-asian="bold" style:font-weight-complex="bold"/>
    </style:style>
    <style:style style:name="P86" style:family="paragraph" style:parent-style-name="Standard">
      <style:text-properties fo:font-weight="bold" officeooo:rsid="013106d9" officeooo:paragraph-rsid="013f17b2" style:font-weight-asian="bold" style:font-weight-complex="bold"/>
    </style:style>
    <style:style style:name="P87" style:family="paragraph" style:parent-style-name="Standard">
      <style:text-properties fo:font-weight="bold" officeooo:rsid="013f17b2" officeooo:paragraph-rsid="013f17b2" style:font-weight-asian="bold" style:font-weight-complex="bold"/>
    </style:style>
    <style:style style:name="P88" style:family="paragraph" style:parent-style-name="Standard">
      <style:text-properties fo:font-weight="bold" officeooo:rsid="013f183d" officeooo:paragraph-rsid="01484396" style:font-weight-asian="bold" style:font-weight-complex="bold"/>
    </style:style>
    <style:style style:name="P89" style:family="paragraph" style:parent-style-name="Standard">
      <style:text-properties fo:font-weight="bold" officeooo:rsid="0155e017" officeooo:paragraph-rsid="0155e017" style:font-weight-asian="bold" style:font-weight-complex="bold"/>
    </style:style>
    <style:style style:name="P90" style:family="paragraph" style:parent-style-name="Standard">
      <style:text-properties style:text-position="0% 100%" fo:font-weight="normal" officeooo:rsid="00c20fb6" officeooo:paragraph-rsid="00c20fb6" style:font-weight-asian="normal" style:font-weight-complex="normal"/>
    </style:style>
    <style:style style:name="P91" style:family="paragraph" style:parent-style-name="Standard">
      <style:text-properties fo:font-weight="normal" officeooo:rsid="015e426a" officeooo:paragraph-rsid="015e426a" style:font-weight-asian="normal" style:font-weight-complex="normal"/>
    </style:style>
    <style:style style:name="T1" style:family="text">
      <style:text-properties officeooo:rsid="001678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e27e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c0bf" style:font-weight-asian="normal" style:font-weight-complex="normal"/>
    </style:style>
    <style:style style:name="T6" style:family="text">
      <style:text-properties fo:font-weight="normal" officeooo:rsid="0022beb3" style:font-weight-asian="normal" style:font-weight-complex="normal"/>
    </style:style>
    <style:style style:name="T7" style:family="text">
      <style:text-properties fo:font-weight="normal" officeooo:rsid="0022ef70" style:font-weight-asian="normal" style:font-weight-complex="normal"/>
    </style:style>
    <style:style style:name="T8" style:family="text">
      <style:text-properties fo:font-weight="normal" officeooo:rsid="002772a1" style:font-weight-asian="normal" style:font-weight-complex="normal"/>
    </style:style>
    <style:style style:name="T9" style:family="text">
      <style:text-properties fo:font-weight="normal" officeooo:rsid="003376a4" style:font-weight-asian="normal" style:font-weight-complex="normal"/>
    </style:style>
    <style:style style:name="T10" style:family="text">
      <style:text-properties fo:font-weight="normal" officeooo:rsid="003ec217" style:font-weight-asian="normal" style:font-weight-complex="normal"/>
    </style:style>
    <style:style style:name="T11" style:family="text">
      <style:text-properties fo:font-weight="normal" officeooo:rsid="00408707" style:font-weight-asian="normal" style:font-weight-complex="normal"/>
    </style:style>
    <style:style style:name="T12" style:family="text">
      <style:text-properties fo:font-weight="normal" officeooo:rsid="004bd4d1" style:font-weight-asian="normal" style:font-weight-complex="normal"/>
    </style:style>
    <style:style style:name="T13" style:family="text">
      <style:text-properties fo:font-weight="normal" officeooo:rsid="00518a7c" style:font-weight-asian="normal" style:font-weight-complex="normal"/>
    </style:style>
    <style:style style:name="T14" style:family="text">
      <style:text-properties fo:font-weight="normal" officeooo:rsid="00528227" style:font-weight-asian="normal" style:font-weight-complex="normal"/>
    </style:style>
    <style:style style:name="T15" style:family="text">
      <style:text-properties fo:font-weight="normal" officeooo:rsid="00afe605" style:font-weight-asian="normal" style:font-weight-complex="normal"/>
    </style:style>
    <style:style style:name="T16" style:family="text">
      <style:text-properties fo:font-weight="normal" officeooo:rsid="00b403c5" style:font-weight-asian="normal" style:font-weight-complex="normal"/>
    </style:style>
    <style:style style:name="T17" style:family="text">
      <style:text-properties fo:font-weight="normal" officeooo:rsid="00b947d2" style:font-weight-asian="normal" style:font-weight-complex="normal"/>
    </style:style>
    <style:style style:name="T18" style:family="text">
      <style:text-properties fo:font-weight="normal" officeooo:rsid="00bddcf1" style:font-weight-asian="normal" style:font-weight-complex="normal"/>
    </style:style>
    <style:style style:name="T19" style:family="text">
      <style:text-properties fo:font-weight="normal" officeooo:rsid="00c20fb6" style:font-weight-asian="normal" style:font-weight-complex="normal"/>
    </style:style>
    <style:style style:name="T20" style:family="text">
      <style:text-properties fo:font-weight="normal" officeooo:rsid="00cdbe80" style:font-weight-asian="normal" style:font-weight-complex="normal"/>
    </style:style>
    <style:style style:name="T21" style:family="text">
      <style:text-properties fo:font-weight="normal" officeooo:rsid="00d6cd60" style:font-weight-asian="normal" style:font-weight-complex="normal"/>
    </style:style>
    <style:style style:name="T22" style:family="text">
      <style:text-properties fo:font-weight="normal" officeooo:rsid="00d8afc4" style:font-weight-asian="normal" style:font-weight-complex="normal"/>
    </style:style>
    <style:style style:name="T23" style:family="text">
      <style:text-properties fo:font-weight="normal" officeooo:rsid="00df386b" style:font-weight-asian="normal" style:font-weight-complex="normal"/>
    </style:style>
    <style:style style:name="T24" style:family="text">
      <style:text-properties fo:font-weight="normal" officeooo:rsid="00e501ba" style:font-weight-asian="normal" style:font-weight-complex="normal"/>
    </style:style>
    <style:style style:name="T25" style:family="text">
      <style:text-properties fo:font-weight="normal" officeooo:rsid="00e9a9bd" style:font-weight-asian="normal" style:font-weight-complex="normal"/>
    </style:style>
    <style:style style:name="T26" style:family="text">
      <style:text-properties fo:font-weight="normal" officeooo:rsid="00ec05cc" style:font-weight-asian="normal" style:font-weight-complex="normal"/>
    </style:style>
    <style:style style:name="T27" style:family="text">
      <style:text-properties fo:font-weight="normal" officeooo:rsid="0100279c" style:font-weight-asian="normal" style:font-weight-complex="normal"/>
    </style:style>
    <style:style style:name="T28" style:family="text">
      <style:text-properties fo:font-weight="normal" officeooo:rsid="01368d1a" style:font-weight-asian="normal" style:font-weight-complex="normal"/>
    </style:style>
    <style:style style:name="T29" style:family="text">
      <style:text-properties fo:font-weight="normal" officeooo:rsid="01375ec7" style:font-weight-asian="normal" style:font-weight-complex="normal"/>
    </style:style>
    <style:style style:name="T30" style:family="text">
      <style:text-properties fo:font-weight="normal" officeooo:rsid="00a8bdb8" style:font-weight-asian="normal" style:font-weight-complex="normal"/>
    </style:style>
    <style:style style:name="T31" style:family="text">
      <style:text-properties fo:font-weight="normal" officeooo:rsid="013f17b2" style:font-weight-asian="normal" style:font-weight-complex="normal"/>
    </style:style>
    <style:style style:name="T32" style:family="text">
      <style:text-properties fo:font-weight="normal" officeooo:rsid="013f183d" style:font-weight-asian="normal" style:font-weight-complex="normal"/>
    </style:style>
    <style:style style:name="T33" style:family="text">
      <style:text-properties fo:font-weight="normal" officeooo:rsid="0146ab7b" style:font-weight-asian="normal" style:font-weight-complex="normal"/>
    </style:style>
    <style:style style:name="T34" style:family="text">
      <style:text-properties fo:font-weight="normal" officeooo:rsid="01484396" style:font-weight-asian="normal" style:font-weight-complex="normal"/>
    </style:style>
    <style:style style:name="T35" style:family="text">
      <style:text-properties fo:font-weight="normal" officeooo:rsid="0153e380" style:font-weight-asian="normal" style:font-weight-complex="normal"/>
    </style:style>
    <style:style style:name="T36" style:family="text">
      <style:text-properties officeooo:rsid="0055e707"/>
    </style:style>
    <style:style style:name="T37" style:family="text">
      <style:text-properties officeooo:rsid="006eb985"/>
    </style:style>
    <style:style style:name="T38" style:family="text">
      <style:text-properties officeooo:rsid="007373c5"/>
    </style:style>
    <style:style style:name="T39" style:family="text">
      <style:text-properties officeooo:rsid="00852c7c"/>
    </style:style>
    <style:style style:name="T40" style:family="text">
      <style:text-properties officeooo:rsid="008aaccb"/>
    </style:style>
    <style:style style:name="T41" style:family="text">
      <style:text-properties officeooo:rsid="008e521a"/>
    </style:style>
    <style:style style:name="T42" style:family="text">
      <style:text-properties officeooo:rsid="00a74d63"/>
    </style:style>
    <style:style style:name="T43" style:family="text">
      <style:text-properties officeooo:rsid="00ab9f77"/>
    </style:style>
    <style:style style:name="T44" style:family="text">
      <style:text-properties style:font-name="Noto Sans CJK SC Regular" officeooo:rsid="00ab9f77" style:font-name-asian="Noto Sans CJK SC Regular" style:font-name-complex="Noto Sans CJK SC Regular"/>
    </style:style>
    <style:style style:name="T45" style:family="text">
      <style:text-properties style:font-name="Noto Sans CJK SC Regular" officeooo:rsid="00ae27e3" style:font-name-asian="Noto Sans CJK SC Regular" style:font-name-complex="Noto Sans CJK SC Regular"/>
    </style:style>
    <style:style style:name="T46" style:family="text">
      <style:text-properties officeooo:rsid="00ae27e3"/>
    </style:style>
    <style:style style:name="T47" style:family="text">
      <style:text-properties officeooo:rsid="00b947d2"/>
    </style:style>
    <style:style style:name="T48" style:family="text">
      <style:text-properties officeooo:rsid="00bc58b5"/>
    </style:style>
    <style:style style:name="T49" style:family="text">
      <style:text-properties style:text-position="super 58%" fo:font-weight="normal" style:font-weight-asian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fo:font-weight="normal" style:font-weight-asian="normal" style:font-weight-complex="normal"/>
    </style:style>
    <style:style style:name="T52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53" style:family="text">
      <style:text-properties officeooo:rsid="00eb70dd"/>
    </style:style>
    <style:style style:name="T54" style:family="text">
      <style:text-properties officeooo:rsid="00eca567"/>
    </style:style>
    <style:style style:name="T55" style:family="text">
      <style:text-properties officeooo:rsid="00f188cb"/>
    </style:style>
    <style:style style:name="T56" style:family="text">
      <style:text-properties officeooo:rsid="00ec05cc"/>
    </style:style>
    <style:style style:name="T57" style:family="text">
      <style:text-properties officeooo:rsid="0108968c"/>
    </style:style>
    <style:style style:name="T58" style:family="text">
      <style:text-properties officeooo:rsid="0126e4be"/>
    </style:style>
    <style:style style:name="T59" style:family="text">
      <style:text-properties officeooo:rsid="013f17b2"/>
    </style:style>
    <style:style style:name="T60" style:family="text">
      <style:text-properties style:font-name="MathJax_Size1" fo:font-weight="normal" officeooo:rsid="013f183d" style:font-name-asian="MathJax_Size1" style:font-weight-asian="normal" style:font-name-complex="MathJax_Size1" style:font-weight-complex="normal"/>
    </style:style>
    <style:style style:name="T61" style:family="text">
      <style:text-properties officeooo:rsid="00a8bdb8"/>
    </style:style>
    <style:style style:name="T62" style:family="text">
      <style:text-properties officeooo:rsid="016292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 2018 Jan 8th &gt;</text:p>
      <text:p text:style-name="P8"/>
      <text:p text:style-name="P1">length(data) : column 숫자</text:p>
      <text:p text:style-name="P1">length(data$survey) : low 숫자</text:p>
      <text:p text:style-name="P1"/>
      <text:p text:style-name="P1">summary(data) : 요약 통계량으로 수치형 컬럼에 대해 의미 있다.</text:p>
      <text:p text:style-name="P1"/>
      <text:p text:style-name="P1">x ← table(data) : 빈도수를 구하기 때문에 명목척도에 대해 의미 있다. ( <text:span text:style-name="T2">명목 척도</text:span> : 범주 대표하는 의미 없는 숫자 <text:span text:style-name="T1">ex) 남자0, 여자 1로 표시 </text:span>)</text:p>
      <text:p text:style-name="P1"/>
      <text:p text:style-name="P1">subset(data, 조건식)</text:p>
      <text:p text:style-name="P1"/>
      <text:p text:style-name="P1">barplot(x)</text:p>
      <text:p text:style-name="P1"/>
      <text:p text:style-name="P2"><text:span text:style-name="T2">서열척도</text:span> : 속성의 상하관계만 존재 ex) 좋아하는 순위</text:p>
      <text:p text:style-name="P2"/>
      <text:p text:style-name="P2"><text:span text:style-name="T2">등간척도</text:span> : 각 수준간의 간격 동일 ex) 설문지 체크(매우 나쁨-나쁨-보통-좋음-매우좋음)</text:p>
      <text:p text:style-name="P1"/>
      <text:p text:style-name="P1">y ← prop.table(x) : 비율 계산</text:p>
      <text:p text:style-name="P1">round(y*100, 2) : 백분율 적용(소숫점 2자리)</text:p>
      <text:p text:style-name="P1"/>
      <text:p text:style-name="P2">hist(data$survey) == barplot(table(data$survey))</text:p>
      <text:p text:style-name="P2">pie(table(data$survey)) : 빈도수를 pie plot으로 시각</text:p>
      <text:p text:style-name="P2"/>
      <text:p text:style-name="P2"><text:span text:style-name="T2">비율척도</text:span> : 절대원점이 존재 ex) 키와 몸무게 같은 일반적 수치형 데이터</text:p>
      <text:p text:style-name="P2"/>
      <text:p text:style-name="P3">일반적으로 데이터의 전체적 특성 파악에서 가장 많이 사용되는 대푯값은 <text:span text:style-name="T2">평균(mean)</text:span><text:span text:style-name="T4"> 이지만, 평균이 극단치에 영향을 받는 경우 </text:span><text:span text:style-name="T2">중위수(median)</text:span><text:span text:style-name="T4"> 가 더 의미를 갖는 경우 존재 </text:span></text:p>
      <text:p text:style-name="P13">→ A 학급 성적 : 75, 80, 80, 80, 85<text:tab/>평균 : 80, 중위수 : 80</text:p>
      <text:p text:style-name="P13">→ B 학급 성적 : 75, 75, 75, 75, 100<text:tab/>평균 : 80, 중위수 : 75</text:p>
      <text:p text:style-name="P13"/>
      <text:p text:style-name="P14">quantile(data$cost) : 사분위수</text:p>
      <text:p text:style-name="P14"/>
      <text:p text:style-name="P15">attributes(x.df) : 속성보기</text:p>
      <text:p text:style-name="P15"/>
      <text:p text:style-name="P15">names(x.df[19]) : 속성의 이름</text:p>
      <text:p text:style-name="P15"/>
      <text:p text:style-name="P4"><text:span text:style-name="T4">연속형 변수의 시각화 : 히스토그램 </text:span><text:span text:style-name="T5">or 산점도 </text:span></text:p>
      <text:p text:style-name="P16"/>
      <text:p text:style-name="P4"><text:span text:style-name="T5">비대칭도 : 평균 중심으로 한 확률분포의 비대칭 정도 </text:span><text:span text:style-name="T6">(기울어진 방향과 정도) - </text:span><text:span text:style-name="T7">skewness(cost)</text:span></text:p>
      <text:p text:style-name="P4"><text:span text:style-name="T6">첨도 : 표준정규분포와 비교하여 얼마나 뾰족한가 – </text:span><text:span text:style-name="T7">kurtosis(cost)</text:span></text:p>
      <text:p text:style-name="P17"/>
      <text:p text:style-name="P5"><text:span text:style-name="T7">h</text:span><text:span text:style-name="T4">ist(cost, freq=F) : 히스토그램 계급을 확률 밀도로</text:span></text:p>
      <text:p text:style-name="P19">lines(density(cost)) : 밀도 분포곡선 추가</text:p>
      <text:p text:style-name="P5"><text:span text:style-name="T7">c</text:span><text:span text:style-name="T4">urve(dnorm(x, mean(cost), sd(cost)), col=‘red’, add=T) : 정규분포곡선 추가</text:span></text:p>
      <text:p text:style-name="P18"/>
      <text:p text:style-name="P5"><text:span text:style-name="T7">a</text:span><text:span text:style-name="T4">ttach(data) ~ detach(data) 를 이용하여 data$ 생략 가능</text:span></text:p>
      <text:p text:style-name="P19"/>
      <text:p text:style-name="P6"><text:span text:style-name="T4">NA가 포함되어 있을 경우 : 기술통계량 NA로 반환 (</text:span><text:span text:style-name="T8">na.rm=T 설정 필요)</text:span></text:p>
      <text:p text:style-name="P7"><text:soft-page-break/><text:span text:style-name="T8">H</text:span><text:span text:style-name="T4">misc 패키지 : 기술통계량 관련 패키지로서 describe function 제공</text:span></text:p>
      <text:p text:style-name="P20"/>
      <text:p text:style-name="P21">getwd() / setwd() : working directory 확인 및 설정</text:p>
      <text:p text:style-name="P21"/>
      <text:p text:style-name="P9"><text:span text:style-name="T4">write.csv(</text:span><text:span text:style-name="T9">data, ‘path/name’</text:span><text:span text:style-name="T4">) : 파일 저장</text:span></text:p>
      <text:p text:style-name="P22"/>
      <text:p text:style-name="P10"><text:span text:style-name="T4">교차분석</text:span><text:span text:style-name="T10">(Cross Table Analyze) : 범주형 자료간의 관련성 여부 분석 - </text:span><text:span text:style-name="T11">table(dataframe)</text:span></text:p>
      <text:p text:style-name="P24"/>
      <text:p text:style-name="P11"><text:span text:style-name="T10">카이제곱검정(</text:span><text:span text:style-name="T4">Chi-Square Test) : 범주별로 관측빈도와 기대빈도의 차이를 통해서 확률 모형이 데이터를 얼마나 잘 설명하는지 →</text:span><text:span text:style-name="T12"> gmodels의 CrossTable() 사용</text:span></text:p>
      <text:p text:style-name="P25"/>
      <text:p text:style-name="P12"><text:span text:style-name="T12">일원카이제곱검정 : 한 개의 변인 대상</text:span><text:span text:style-name="T4">(교차분할표 이용X), 적합도 검정과 선호도 분석에 이용</text:span></text:p>
      <text:p text:style-name="P26">1. 적합도 검정 : chisq.test()</text:p>
      <text:p text:style-name="P26"><text:s/>ex) 대립가설 : 기대치와 관측치 차이가 있다.(주사위는 게임에 적합하지 않다)</text:p>
      <text:p text:style-name="P26">2. 선호도 분석</text:p>
      <text:p text:style-name="P26"><text:s/>ex) 대립가설 : 기대치와 관측치 차이가 있다.(스포츠음료에 대한 선호도 차이가 있다)</text:p>
      <text:p text:style-name="P26"/>
      <text:p text:style-name="P26">이원카이제곱 검정 : 두 개 이상의 범주형 변수 대상(교차분할표 이용), 독립성 검정과 동질성검정</text:p>
      <text:p text:style-name="P12"><text:span text:style-name="T4"><text:s/></text:span><text:span text:style-name="T13">1. 독립성 검정 : 두 변인간에 관련성이 있는가</text:span></text:p>
      <text:p text:style-name="P12"><text:span text:style-name="T4"><text:s/></text:span><text:span text:style-name="T14">2. 동질성 검정 : 동일한 분포를 갖는 모집단에서 추출된 것인가</text:span></text:p>
      <text:p text:style-name="P27"/>
      <text:p text:style-name="P27"/>
      <text:p text:style-name="P23"><text:s/><text:span text:style-name="T36">&lt; 2018 Jan 9th &gt;</text:span></text:p>
      <text:p text:style-name="P28"/>
      <text:p text:style-name="P28">기술 통계 분석 : 자료 정리 및 요약</text:p>
      <text:p text:style-name="P28">추론 통계학 : 집단 간 차이 분석</text:p>
      <text:p text:style-name="P28"/>
      <text:p text:style-name="P29">추론 통계분석 : 표본으로부터 모집단의 특성을 추론</text:p>
      <text:p text:style-name="P29"/>
      <text:p text:style-name="P29">점 추정 : 하나의 값을 제시하여 모수의 참값 추측</text:p>
      <text:p text:style-name="P29">구간 추정 : 하한-상한값의 구간 지정하여 모수의 참값을 추정(오차범위) - 일반적 추론 통계 분석</text:p>
      <text:p text:style-name="P29"/>
      <text:p text:style-name="P29">신뢰수준(%) : 신뢰구간이 모수를 포함할 확률</text:p>
      <text:p text:style-name="P29">신뢰구간 : 오차범위에 의해서 하한값 ~ 상한값을 의미</text:p>
      <text:p text:style-name="P29"/>
      <text:p text:style-name="P29">표본오차 : 표본의 추정치와 실제값의 차이로서 (하한값-실제값) ~ (상한값-실제값)</text:p>
      <text:p text:style-name="P29"/>
      <text:p text:style-name="P30">단일집단 비율검정 : 빈도분석<text:span text:style-name="T38">(table)</text:span> → binom.test(c(빈도1,빈도2), p=기준, alternative=단측/양쪽검정)</text:p>
      <text:p text:style-name="P30"><text:s/><text:span text:style-name="T37">ex) 만족 136명, 불만족 14명 : 기존 만족율 x%와 차이가 있다(크다/작다)</text:span></text:p>
      <text:p text:style-name="P30"/>
      <text:p text:style-name="P31">단일집단 평균검정</text:p>
      <text:p text:style-name="P33">1. 정규분포인지 확인 ( shapiro.test()의 p-value &gt; 0.05 )</text:p>
      <text:p text:style-name="P32"><text:s text:c="2"/>→<text:span text:style-name="T39"> 정규분포라면 t.test()</text:span></text:p>
      <text:p text:style-name="P34"/>
      <text:p text:style-name="P35">두 집단 비율검정 : 빈도분석(table) → prop.test(<text:span text:style-name="T40">v1,v2</text:span>)</text:p>
      <text:p text:style-name="P35"/>
      <text:p text:style-name="P40">두 집단 평균 검정 </text:p>
      <text:p text:style-name="P36"><text:s/><text:span text:style-name="T40">1. 기술통계로 평균(m1, m2) 구함</text:span></text:p>
      <text:p text:style-name="P40"><text:soft-page-break/><text:s/>2. 동질성 검정( var.test(m1, m2) &gt; 0.05 )</text:p>
      <text:p text:style-name="P41"><text:s/>3. 동질할 경우 t.test() 실행</text:p>
      <text:p text:style-name="P36"/>
      <text:p text:style-name="P37">세 집단 비율검정 : 빈도분석(table) → prop.test(v1,v2,v3)</text:p>
      <text:p text:style-name="P37"/>
      <text:p text:style-name="P37">세 집단 평균검정(분산분석 ANOVA 분석 / F 검정)</text:p>
      <text:p text:style-name="P42"><text:s/>1. subset과 기술통계량으로 평균</text:p>
      <text:p text:style-name="P42"><text:s/>2. 동질성 검정( bartlett.test(종속변수~독립변수, data) )</text:p>
      <text:p text:style-name="P37"><text:s/><text:span text:style-name="T41">3. 분산분석(세 집단 간 평균 차이 검정) : summary(aov(종속~독립, data))</text:span></text:p>
      <text:p text:style-name="P37"><text:s/></text:p>
      <text:p text:style-name="P38">------------------------------------------------------------------------------------------------------------------------</text:p>
      <text:p text:style-name="P38">1. 주성분 분석으로 요인 수 분석 : 공통 요인으로 묶일 요인 수 확인 – prcomp(data)</text:p>
      <text:p text:style-name="P38">2. 초기 고유값으로 요인 수 분석 : eigen(cor(data))</text:p>
      <text:p text:style-name="P39"/>
      <text:p text:style-name="P38">요인회전법을 적용하여 요인분석</text:p>
      <text:p text:style-name="P38">factanal(dataset, factors =요인수, rotation=요인회전법, scores=요인점수 계산법)</text:p>
      <text:p text:style-name="P38">→ p-value가 0.05보다 작으면 요인수 부족으로 늘려서 다시 분석 수행</text:p>
      <text:p text:style-name="P38">→ <text:span text:style-name="T42">Uniquenesses : 유효성 판단으로 통상 0.5 이하이면 유효한 것으로 판단</text:span></text:p>
      <text:p text:style-name="P38">→<text:span text:style-name="T42"> loadings : 각 변수와 요인간의 상관관계 (값이 클수록 해당 변수들이 해당 요인으로 잘 설명됨)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43">&lt; 2018 Jan 11th &gt;</text:p>
      <text:p text:style-name="P44"><text:span text:style-name="T2">Confus</text:span><text:span text:style-name="T3">i</text:span><text:span text:style-name="T2">on Matrix</text:span> : <text:span text:style-name="T43">row(예측</text:span><text:span text:style-name="T44">➡</text:span><text:span text:style-name="T43">) , column(관측</text:span><text:span text:style-name="T44">⬇)<text:tab/></text:span></text:p>
      <text:p text:style-name="P44"><text:span text:style-name="T44">- 참/거짓</text:span><text:span text:style-name="T45">(같은가)</text:span><text:span text:style-name="T44"> </text:span><text:span text:style-name="T45">+ 부정/긍정(관측값)</text:span></text:p>
      <text:p text:style-name="P43">- 정분류율<text:span text:style-name="T46">(Accuracy)</text:span> : 참 부정 <text:span text:style-name="T46">+ 참 긍정</text:span></text:p>
      <text:p text:style-name="P43">- 정밀도<text:span text:style-name="T46">(Precision) : yes 판단 한 것들 중에서 실제로 yes 인것 ( 참 긍정 / 거짓 부정 + 참 긍정 )</text:span></text:p>
      <text:p text:style-name="P43">- 재현율(<text:span text:style-name="T46">Recall) : 실제로 yes인 것들 중에서 yes판단한 것 ---- 정밀도와 반비례</text:span></text:p>
      <text:p text:style-name="P43"/>
      <text:p text:style-name="P74">단순선형회귀모델(<text:span text:style-name="T48">Simple Linear Regression Model)</text:span><text:span text:style-name="T15"> </text:span></text:p>
      <text:p text:style-name="P46">- lm(formula = y(종속변수) ~ x(독립변수), data = df)</text:p>
      <text:p text:style-name="P47">- names() 로 함수의 목록 확인</text:p>
      <text:p text:style-name="P73"><text:span text:style-name="T15">- </text:span><text:span text:style-name="T16">fitted.values() : 예측값</text:span></text:p>
      <text:p text:style-name="P48">- 잔차 : 관측값 – 예측값(적합값)</text:p>
      <text:p text:style-name="P73"><text:span text:style-name="T16">- </text:span><text:span text:style-name="T17">R-squared : 독립변수에 의해서 종속변수가 얼마나 잘 설명되는가(설명력)</text:span></text:p>
      <text:p text:style-name="P49">- P-value : 유의수준 기본 0.05</text:p>
      <text:p text:style-name="P49"/>
      <text:p text:style-name="P73"><text:span text:style-name="T47">다중회귀분석</text:span><text:span text:style-name="T17"> : 여러개의 독립변수가 하나의 종속변수에 영향을 줌</text:span></text:p>
      <text:p text:style-name="P75"><text:span text:style-name="T16">- 다중공선성</text:span><text:span text:style-name="T18">(Multicollinearity) 문제 : 독립변수들간 강한 상관관계를 보일 때에는 회귀분석 결과 신뢰 어려움</text:span></text:p>
      <text:p text:style-name="P76"><text:span text:style-name="T18">- </text:span><text:span text:style-name="T19">“car” 패키지 안에 vif() 를 통해 다중공선성 문제 확인 - 일반적으로 10이상일 경우 의심</text:span></text:p>
      <text:p text:style-name="P50">- Pr : 영향을 미치는가</text:p>
      <text:p text:style-name="P81"><text:span text:style-name="T4">- R</text:span><text:span text:style-name="T49">2</text:span><text:span text:style-name="T51"> : 독립변수가 종속변수 <text:s/>R</text:span><text:span text:style-name="T49">2</text:span><text:span text:style-name="T51"> % 설명</text:span></text:p>
      <text:p text:style-name="P90">- p-value : 회귀 모형이 적합하다</text:p>
      <text:p text:style-name="P90">- Estimate : 클 수록 영향력이 크다</text:p>
      <text:p text:style-name="P90"/>
      <text:p text:style-name="P81"><text:soft-page-break/><text:span text:style-name="T51">- 회귀모델은 회귀방정식에 의해 숫자로 예측하기 때문에 </text:span><text:span text:style-name="T52">상관계수</text:span><text:span text:style-name="T51">를 이용하여 모델 평가</text:span></text:p>
      <text:p text:style-name="P90"/>
      <text:p text:style-name="P82"><text:span text:style-name="T50">로지스틱 회귀분석(Logistic Regression Analysis)</text:span><text:span text:style-name="T51"> : 독립변수에 의해 종속변수를 </text:span><text:span text:style-name="T52">범주로 분류</text:span></text:p>
      <text:p text:style-name="P77"><text:span text:style-name="T18">- </text:span><text:span text:style-name="T20">glm() : Generalized linear mode</text:span><text:span text:style-name="T21">l</text:span><text:span text:style-name="T20"> - 종속변수가 정규분포 되어있지 않은 경우(범주형인 경우 포함)</text:span></text:p>
      <text:p text:style-name="P77"><text:span text:style-name="T20"><text:s text:c="14"/>종속변수의 분포에 따라 family 지정</text:span><text:span text:style-name="T18"> </text:span></text:p>
      <text:p text:style-name="P78"><text:span text:style-name="T18">- </text:span><text:span text:style-name="T22">predict(model, data, type=‘response’) : 예측치를 0과 1사이로 나타냄</text:span></text:p>
      <text:p text:style-name="P79"><text:span text:style-name="T22">- </text:span><text:span text:style-name="T23">confusion matrix(table_function) 사용하여 정확도 계산</text:span></text:p>
      <text:p text:style-name="P80"><text:span text:style-name="T23">- </text:span><text:span text:style-name="T24">ROC curve 이용하여 모델 평가 →</text:span><text:span text:style-name="T25"> 진짜를 찾는 것!!</text:span></text:p>
      <text:p text:style-name="P51"><text:s text:c="3"/>x축 - 가짜라고 판명했는데 진짜일 확률 / y축 - 진짜라고 판명했는데 진짜일 확률 </text:p>
      <text:p text:style-name="P52"/>
      <text:p text:style-name="P53"><text:s/></text:p>
      <text:p text:style-name="P45">&lt; 2018 Jan 1<text:span text:style-name="T53">2</text:span>th &gt;</text:p>
      <text:p text:style-name="P83">분류분석(Classification Analysis)<text:span text:style-name="T4"> : 선형성, 정규성, 등분산성, 유의수준 등 필요없음</text:span></text:p>
      <text:p text:style-name="P54">- Decision Tree, Random Forest, Artificial Neural Network 등등</text:p>
      <text:p text:style-name="P54"/>
      <text:p text:style-name="P83">의사결정트리(Decision Tree)<text:span text:style-name="T4"> </text:span></text:p>
      <text:p text:style-name="P54">- party 패키지 → ctree(formula, data)함수</text:p>
      <text:p text:style-name="P83"><text:span text:style-name="T4">- </text:span><text:span text:style-name="T26">2)<text:tab/>wind &lt;=15.5;<text:tab/>criterion = 0.993,<text:tab/>statistic = 9.387 sdfjo</text:span></text:p>
      <text:p text:style-name="P55"><text:tab/>1. 2) : 중요변수 척도</text:p>
      <text:p text:style-name="P55"><text:tab/>2. * : 마지막 노드 / wind &lt;= 15.5 : 분류기준</text:p>
      <text:p text:style-name="P55"><text:tab/>3. criterion = 0.993 ; 노드 분기 기준 / 1 – criterion = p-value</text:p>
      <text:p text:style-name="P55"><text:tab/>4. statistic = 9.387 : 종속변수의 통계량</text:p>
      <text:p text:style-name="P56">- 관측치가 많을 경우, 효율성과 해석력을 높이기 위해 일반적으로 <text:span text:style-name="T54">1% sampling 하여 트리 생성(일반적으로</text:span></text:p>
      <text:p text:style-name="P62"><text:s text:c="3"/>n&gt;30 이면 정규분포 따른다고 가정)</text:p>
      <text:p text:style-name="P55">- <text:span text:style-name="T55">rpart 패키지 → rpart(formula, data)함수 : ctree()에 비해 2수준 요인으로 분산분석 실행</text:span></text:p>
      <text:p text:style-name="P58"><text:tab/>1. plot(iris.df)으로 frame 그리고</text:p>
      <text:p text:style-name="P57"><text:tab/>2. text(iris.df, use.n=T, cex=.6)로 텍스트 추가하고</text:p>
      <text:p text:style-name="P57"><text:tab/>3. post(iris.df, file=<text:span text:style-name="T56">‘’</text:span>)로 모양제공</text:p>
      <text:p text:style-name="P55"/>
      <text:p text:style-name="P84">랜덤포레스트(Random Forest)<text:span text:style-name="T4"> : 앙상블 학습기법(여러개의 트리로 학습 수행 후 결과 종합해서 예측)</text:span></text:p>
      <text:p text:style-name="P63">- 구성 : 복원추출로 학습데이터 생성 / 일부 변수만을 적용하여 분류 / 투표방식으로 최종 예측치 선택</text:p>
      <text:p text:style-name="P84"><text:span text:style-name="T4">- </text:span><text:span text:style-name="T27">randomForest(formula, data, ntree, mtry, na.action, importance)</text:span></text:p>
      <text:p text:style-name="P64"><text:s text:c="2"/>ntree : 복원 추출하여 생성할 트리 갯수</text:p>
      <text:p text:style-name="P64"><text:s text:c="2"/>mtry : 자식 노드를 분류할 변수의 갯수</text:p>
      <text:p text:style-name="P64"><text:s text:c="2"/>na.action : 결측치 제거할 함수 지정</text:p>
      <text:p text:style-name="P64"><text:s text:c="2"/>importance : 중요 변수 정보 제공 여부</text:p>
      <text:p text:style-name="P55">- 엔트로피<text:span text:style-name="T57">(불확실성) / 지니계수 : 낮을수록 순수도가 올라가서 분류가 잘된 것</text:span></text:p>
      <text:p text:style-name="P55"/>
      <text:p text:style-name="P59"><text:span text:style-name="T2">군집분석(Cluster Analysis)</text:span> : 유사도를 통해 군집화 </text:p>
      <text:p text:style-name="P59">- 일반적으로 유사도는 Euclidean Distance를 이용 / 단위에 관계없이 거리 계산하므로 표준화가 필요</text:p>
      <text:p text:style-name="P65"><text:tab/>1. cluster 패키지 설치</text:p>
      <text:p text:style-name="P65"><text:tab/>2. idist ← dist(x, method=‘euclidean’) : 유클리디안 거리 계산</text:p>
      <text:p text:style-name="P61"><text:tab/>3. <text:span text:style-name="T58">hc ← hclust(idist) : 군집화</text:span></text:p>
      <text:p text:style-name="P61"><text:tab/><text:span text:style-name="T58">4. plot(hc, hang=-1) : 그래프</text:span></text:p>
      <text:p text:style-name="P61"><text:span text:style-name="T58"><text:tab/>5. rect.hclust(hc, k=4, border=</text:span>‘<text:span text:style-name="T58">red</text:span>’<text:span text:style-name="T58">) : 사각형을 그려서 K개의 그룹으로 구분</text:span></text:p>
      <text:p text:style-name="P66"><text:tab/>6. cutree(hc, k=3) : 지정된 군집수로 자름</text:p>
      <text:p text:style-name="P60"/>
      <text:p text:style-name="P60"/>
      <text:p text:style-name="P85"><text:soft-page-break/>K-means clustering<text:span text:style-name="T4"> : 군집수를 알고 있는 경우, 군집 중심으로부터 가까운 개체들을 포함</text:span></text:p>
      <text:p text:style-name="P67"><text:tab/>1. hclust(dist) 를 사용해서 대략적 군집수 파악</text:p>
      <text:p text:style-name="P86"><text:span text:style-name="T29"><text:tab/>2. </text:span><text:span text:style-name="T28">kmeans(data, 군집수) : 군집 형성</text:span></text:p>
      <text:p text:style-name="P68"/>
      <text:p text:style-name="P86"><text:span text:style-name="T30">&lt; 2018 Jan 1</text:span><text:span text:style-name="T31">5</text:span><text:span text:style-name="T30">th &gt;</text:span></text:p>
      <text:p text:style-name="P86"><text:span text:style-name="T59">연관규칙(Association Rule)</text:span><text:span text:style-name="T31"> : 어떤 사건이 얼마나 자주 동시에 발생하는가</text:span></text:p>
      <text:p text:style-name="P87"><text:span text:style-name="T4">1. 지지도(support) = </text:span><text:span text:style-name="T32">P(A</text:span><text:span text:style-name="T60">⋂</text:span><text:span text:style-name="T32">B) </text:span></text:p>
      <text:p text:style-name="P87"><text:span text:style-name="T4">2. 신뢰도(confidence) = <text:s/></text:span><text:span text:style-name="T32">P(B|A)</text:span></text:p>
      <text:p text:style-name="P88"><text:span text:style-name="T4">3. 향상도(Lift) = 신뢰도 / </text:span><text:span text:style-name="T33">P(B)</text:span><text:span text:style-name="T4"> : 독립에서 벗어난 정도를 측정 / 우연성을 보완하기 위해 사용 </text:span></text:p>
      <text:p text:style-name="P69">- Lift = 1 : 독립관계</text:p>
      <text:p text:style-name="P69">- Lift != 1 : 상관성 존재 (1보다 작으면 음의 상관, 1보다 크면 양의 상관, 클 수록 연관성 높음)</text:p>
      <text:p text:style-name="P70"/>
      <text:p text:style-name="P87"><text:span text:style-name="T4">** 지지도가 낮다 →</text:span><text:span text:style-name="T34"> 해당 조합 거래 수 자체가 적다</text:span></text:p>
      <text:p text:style-name="P71">** 신뢰도가 낮다 → A상품 구매 시 B상품을 함께 구매하는 거래 수가 적다</text:p>
      <text:p text:style-name="P71">** 향상도 → 독립성과 양/음의 상관도 관계</text:p>
      <text:p text:style-name="P71"/>
      <text:p text:style-name="P87"><text:span text:style-name="T34">- </text:span><text:span text:style-name="T35">read.transactions() : transaction 객체 생성</text:span></text:p>
      <text:p text:style-name="P72">- apriori(data, parameter=list(지지도, 신뢰도)) : 트랜잭션 객체에 대한 규칙(rule) 발견</text:p>
      <text:p text:style-name="P72"/>
      <text:p text:style-name="P89"><text:span text:style-name="T61">시계열분석(</text:span>Time Series Analysis)<text:span text:style-name="T4"> : 먼 미래 예측에는 부적합(시간 경과에 따른 오차 중첩으로 분산 증가)</text:span></text:p>
      <text:p text:style-name="P91">- 정상성(stationary)시계열 : 시간 추이와 관계없이 평균과 분산이 일정 (평균값을 중심으로 일정한 변동폭)</text:p>
      <text:p text:style-name="P91">- 비정상성 시계열은 정상성시계열로 변화시켜야 시계열 모형 생성가능!!</text:p>
      <text:p text:style-name="P91"><text:tab/>방법1. 차분(<text:span text:style-name="T62">Differencing) : 평균 정상화</text:span></text:p>
      <text:p text:style-name="P91"><text:tab/>방법2. 로그변환 : 분산 정상화</text:p>
      <text:p text:style-name="P91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Size1" svg:font-family="MathJax_Size1"/>
    <style:font-face style:name="FreeSans1" svg:font-family="FreeSans" style:font-family-generic="swiss"/>
    <style:font-face style:name="Noto Sans CJK SC Regular" svg:font-family="'Noto Sans CJK S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1:48:24.488911959</meta:creation-date>
    <dc:date>2018-01-17T18:16:13.609362858</dc:date>
    <meta:editing-duration>PT19H25M11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5" meta:paragraph-count="155" meta:word-count="2977" meta:character-count="6205" meta:non-whitespace-character-count="5011"/>
  </office:meta>
</office:document-meta>
</file>